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91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ma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mag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mages_id</text:p>
          </table:table-cell>
          <table:table-cell table:style-name="ce1" office:value-type="string" calcext:value-type="string">
            <text:p>image_file_name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active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bsolut_raw_product_listing2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bsolut-100-white.jp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bsolut-apeach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bsolut-apple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bsolut-berri-acai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bsolut-cherrys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bsolut-cilantro-white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bsolut-citron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bsolut-elyx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bsolut-extrakt-listing-lower.jp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bsolut-grape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bsolut-hibiskus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bsolut-kurant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bsolut-lime-white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bsolut-mandrin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bsolut-mango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bsolut-oak-white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bsolut-pears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bsolut-peppar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bsolut-rainbow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bsolut-raspberri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bsolut-ruby-red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absolut-vanilia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bsolut-vodka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absolut-wild-tea-listing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bsolut-world-product-listing.jp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mages" style:display-name="PageStyle_im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Dev/5.1.0.3$Linux_X86_64 LibreOffice_project/</meta:generator>
  </office:meta>
</office:document-meta>
</file>